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Heading_20_2" style:master-page-name="Standard">
      <style:paragraph-properties fo:margin-left="0in" fo:margin-right="0in" fo:margin-top="0in" fo:margin-bottom="0.0555in" loext:contextual-spacing="false" fo:line-height="100%" fo:keep-together="auto" fo:text-indent="0in" style:auto-text-indent="false" style:page-number="1" fo:keep-with-next="auto"/>
    </style:style>
    <style:style style:name="P2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7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style:font-name="Poppins" fo:font-size="13pt" fo:font-weight="bold" style:font-name-asian="Poppins1" style:font-size-asian="13pt" style:font-weight-asian="bold" style:font-name-complex="Poppins1" style:font-size-complex="13pt" style:font-weight-complex="bold"/>
    </style:style>
    <style:style style:name="P28" style:family="paragraph" style:parent-style-name="Heading_20_3">
      <style:paragraph-properties fo:margin-top="0.1945in" fo:margin-bottom="0.0555in" loext:contextual-spacing="false" fo:line-height="100%" fo:keep-together="auto" fo:break-before="page" fo:keep-with-next="auto"/>
    </style:style>
    <style:style style:name="T1" style:family="text">
      <style:text-properties style:font-name="Poppins" fo:font-size="17pt" fo:font-weight="bold" style:font-name-asian="Poppins1" style:font-size-asian="17pt" style:font-weight-asian="bold" style:font-name-complex="Poppins1" style:font-size-complex="17pt" style:font-weight-complex="bold"/>
    </style:style>
    <style:style style:name="T2" style:family="text">
      <style:text-properties style:font-name="Poppins" style:font-name-asian="Poppins1" style:font-name-complex="Poppins1"/>
    </style:style>
    <style:style style:name="T3" style:family="text">
      <style:text-properties fo:color="#000000" style:font-name="Poppins" fo:font-size="13pt" fo:font-weight="bold" style:font-name-asian="Poppins1" style:font-size-asian="13pt" style:font-weight-asian="bold" style:font-name-complex="Poppins1" style:font-size-complex="13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sna1ha6rkczx"/><text:span text:style-name="T1">Industry Overview ‘Template’</text:span></text:p>
      <text:p text:style-name="P1"/>
      <text:p text:style-name="P26"><text:bookmark text:name="_ly9njcucd9zs"/><text:span text:style-name="T3">Chapter 1: Industry Definition &amp; Summary</text:span></text:p>
      <text:list xml:id="list1639990156" text:style-name="WWNum7">
        <text:list-item>
          <text:p text:style-name="P2"><text:span text:style-name="T2">Industry Overview &amp; Scope</text:span></text:p>
        </text:list-item>
        <text:list-item>
          <text:p text:style-name="P10"><text:span text:style-name="T2">Sub-Segments (with market sizing where available)</text:span></text:p>
        </text:list-item>
        <text:list-item>
          <text:p text:style-name="P10"><text:span text:style-name="T2">Key Business Drivers &amp; Priorities</text:span></text:p>
        </text:list-item>
        <text:list-item>
          <text:p text:style-name="P17"><text:span text:style-name="T2">Regulatory Environment &amp; Compliance Requirements</text:span></text:p>
        </text:list-item>
      </text:list>
      <text:p text:style-name="P26"><text:bookmark text:name="_nazmo5e46r11"/><text:span text:style-name="T3">Chapter 2: Current Industry Trends</text:span></text:p>
      <text:list xml:id="list4161817912" text:style-name="WWNum4">
        <text:list-item>
          <text:p text:style-name="P3"><text:span text:style-name="T2">Macro-Economic &amp; Market Trends</text:span></text:p>
        </text:list-item>
        <text:list-item>
          <text:p text:style-name="P11"><text:span text:style-name="T2">Technology Adoption Trends</text:span></text:p>
        </text:list-item>
        <text:list-item>
          <text:p text:style-name="P11"><text:span text:style-name="T2">Customer/Consumer Behavior Shifts</text:span></text:p>
        </text:list-item>
        <text:list-item>
          <text:p text:style-name="P11"><text:span text:style-name="T2">Workforce &amp; Operational Trends</text:span></text:p>
        </text:list-item>
        <text:list-item>
          <text:p text:style-name="P11"><text:span text:style-name="T2">Data &amp; Analytics Trends</text:span></text:p>
        </text:list-item>
        <text:list-item>
          <text:p text:style-name="P18"><text:span text:style-name="T2">dIndustry-Specific Analyst Data (Gartner, Forrester, etc.)</text:span></text:p>
        </text:list-item>
      </text:list>
      <text:p text:style-name="P26"><text:bookmark text:name="_qwkvo6clldbp"/><text:span text:style-name="T3">Chapter 3: Current AI/Automation/Orchestration Landscape</text:span></text:p>
      <text:list xml:id="list3368581737" text:style-name="WWNum3">
        <text:list-item>
          <text:p text:style-name="P4"><text:span text:style-name="T2">Current State of Automation Adoption</text:span></text:p>
        </text:list-item>
        <text:list-item>
          <text:p text:style-name="P12"><text:span text:style-name="T2">Existing AI Use Cases in Production</text:span></text:p>
        </text:list-item>
        <text:list-item>
          <text:p text:style-name="P12"><text:span text:style-name="T2">Integration &amp; Orchestration Maturity</text:span></text:p>
        </text:list-item>
        <text:list-item>
          <text:p text:style-name="P19"><text:span text:style-name="T2">Barriers to Adoption</text:span></text:p>
        </text:list-item>
      </text:list>
      <text:p text:style-name="P26"><text:bookmark text:name="_tiefo6vmcz0y"/><text:span text:style-name="T3">Chapter 4: Target Personas</text:span></text:p>
      <text:list xml:id="list3803631034" text:style-name="WWNum2">
        <text:list-item>
          <text:p text:style-name="P5"><text:span text:style-name="T2">Primary Buyer Personas: Primary Value Drivers / Pain Points / Negative efforts / Desired outcomes / solution requirements / workato differentiators. </text:span></text:p>
        </text:list-item>
        <text:list-item>
          <text:p text:style-name="P20"><text:span text:style-name="T2">Secondary Personas <text:s/>/ Pain Points / Desired value &amp; outcomes (Influencers/Users)</text:span></text:p>
        </text:list-item>
      </text:list>
      <text:p text:style-name="P27"><text:bookmark text:name="_e6dn0ko4eda2"/></text:p>
      <text:p text:style-name="P28"><text:bookmark text:name="_a8met1olw8q0"/><text:span text:style-name="T3"><office:annotation office:name="__Annotation__45_1621838966"><dc:creator>Brent Haley</dc:creator><dc:date>2026-02-10T01:36:10</dc:date><text:p><text:span text:style-name="T4">Enterprise Agility Use Cases</text:span></text:p><text:p><text:span text:style-name="T4">Goal: Accelerate change safely, reduce time to first value</text:span></text:p><text:p><text:span text:style-name="T4">Customer-Facing Use Cases:</text:span></text:p><text:p/><text:p><text:span text:style-name="T4">[Banking Example] Digital loan origination (Salesforce → nCino → Core Banking)</text:span></text:p><text:p/><text:p><text:span text:style-name="T4">Current State: 7-14 day manual processing, 23% abandonment</text:span></text:p><text:p><text:span text:style-name="T4">Negative Effects: $4.2M lost revenue, poor customer experience</text:span></text:p><text:p><text:span text:style-name="T4">Desired State: Same-day decisioning, 90% automation</text:span></text:p><text:p><text:span text:style-name="T4">Business Outcomes: 60% faster processing, 85% reduction in abandonment</text:span></text:p><text:p><text:span text:style-name="T4">How Workato Does It: Enterprise MCP + Genies orchestrate across systems</text:span></text:p><text:p><text:span text:style-name="T4">Metrics: Time to deploy (hours vs. days), developer ramp time, # of citizen builders</text:span></text:p><text:p/><text:p/><text:p/><text:p><text:span text:style-name="T4">Back-Office Use Cases:</text:span></text:p><text:p/><text:p><text:span text:style-name="T4">[Banking Example] Automated compliance reporting</text:span></text:p><text:p/><text:p><text:span text:style-name="T4">Current State: Manual data aggregation across 15+ systems</text:span></text:p><text:p><text:span text:style-name="T4">How Workato Does It: Fast Build &amp; Delivery Experience + Extensive Connectivity</text:span></text:p><text:p><text:span text:style-name="T4">Metrics: Report generation time (4 hours → 15 minutes)</text:span></text:p><text:p/><text:p/><text:p/><text:p><text:span text:style-name="T4">Industry-Specific Use Cases:</text:span></text:p><text:p/><text:p><text:span text:style-name="T4">[Banking Example] Real-time fraud detection orchestration</text:span></text:p><text:p/><text:p><text:span text:style-name="T4">How Workato Does It: Enterprise Agentic AI + Cloud Native Autoscaling</text:span></text:p><text:p/><text:p/><text:p/><text:p><text:span text:style-name="T4">Workato Solution Mapping:</text:span></text:p><text:p/><text:p><text:span text:style-name="T4">Recipes: Pre-built banking integrations</text:span></text:p><text:p><text:span text:style-name="T4">Genies: Sales Genie, Support Genie, Compliance Genie</text:span></text:p><text:p><text:span text:style-name="T4">MCP: 100+ enterprise MCP servers for instant AI agent connectivity</text:span></text:p><text:p/><text:p/><text:p><text:span text:style-name="T4">Efficiency &amp; OrCA Use Cases</text:span></text:p><text:p><text:span text:style-name="T4">Goal: Do more with less, enable economic growth</text:span></text:p><text:p><text:span text:style-name="T4">Customer-Facing Use Cases:</text:span></text:p><text:p/><text:p><text:span text:style-name="T4">[Banking Example] Automated customer onboarding (KYC/AML)</text:span></text:p><text:p/><text:p><text:span text:style-name="T4">Current State: 5-7 days, 3 FTEs per 100 applications</text:span></text:p><text:p><text:span text:style-name="T4">Desired State: 24-hour onboarding, 1 FTE per 300 applications</text:span></text:p><text:p><text:span text:style-name="T4">How Workato Does It: Federated Model (business users build workflows) + OrCA</text:span></text:p><text:p><text:span text:style-name="T4">Metrics: Cost per onboarding ($120 → $35), FTE savings</text:span></text:p><text:p/><text:p/><text:p/><text:p><text:span text:style-name="T4">Back-Office Use Cases:</text:span></text:p><text:p/><text:p><text:span text:style-name="T4">[Banking Example] Invoice processing &amp; payment reconciliation</text:span></text:p><text:p/><text:p><text:span text:style-name="T4">How Workato Does It: Operational Cost Architecture (consumption-based pricing)</text:span></text:p><text:p><text:span text:style-name="T4">Metrics: Transaction processing cost reduction (40% TCO savings)</text:span></text:p><text:p/><text:p/><text:p/><text:p/><text:p><text:span text:style-name="T4">Risk Reduction Use Cases</text:span></text:p><text:p><text:span text:style-name="T4">Goal: Govern at scale, ensure compliance</text:span></text:p><text:p><text:span text:style-name="T4">Customer-Facing Use Cases:</text:span></text:p><text:p/><text:p><text:span text:style-name="T4">[Banking Example] Secure payment orchestration with audit trails</text:span></text:p><text:p/><text:p><text:span text:style-name="T4">Current Sta</text:span></text:p></office:annotation></text:span><text:span text:style-name="T3">Chapter 5: High-Potential AI &amp; Automation Use Cases</text:span><office:annotation-end office:name="__Annotation__45_1621838966"/></text:p>
      <text:list xml:id="list1058175977" text:style-name="WWNum5">
        <text:list-item>
          <text:p text:style-name="P6"><text:span text:style-name="T2">Customer facing <text:s/>Use Cases (Customer-Facing)</text:span></text:p>
        </text:list-item>
        <text:list-item>
          <text:p text:style-name="P13"><text:span text:style-name="T2">Back-Office Use Cases (Finance, HR, IT)</text:span></text:p>
        </text:list-item>
        <text:list-item>
          <text:p text:style-name="P13"><text:span text:style-name="T2">Industry-Specific Use Cases</text:span></text:p>
        </text:list-item>
        <text:list-item>
          <text:p text:style-name="P21"><text:span text:style-name="T2">Workato Solution Mapping (Recipes, Genies, MCP)</text:span></text:p>
        </text:list-item>
      </text:list>
      <text:p text:style-name="P26"><text:bookmark text:name="_f50o3on6qumx"/><text:span text:style-name="T3">Chapter 6: Technology Ecosystem Overview</text:span></text:p>
      <text:list xml:id="list693691738" text:style-name="WWNum1">
        <text:list-item>
          <text:p text:style-name="P7"><text:span text:style-name="T2">Core Systems of Record</text:span></text:p>
        </text:list-item>
        <text:list-item>
          <text:p text:style-name="P14"><text:span text:style-name="T2">Major Software Players &amp; Vendors</text:span></text:p>
        </text:list-item>
        <text:list-item>
          <text:p text:style-name="P14"><text:span text:style-name="T2">Integration Patterns &amp; Requirements</text:span></text:p>
        </text:list-item>
        <text:list-item>
          <text:p text:style-name="P14"><text:span text:style-name="T2">Partner Ecosystem (GSIs, Regional SIs that are aligned to use cases or industry)</text:span></text:p>
        </text:list-item>
        <text:list-item>
          <text:p text:style-name="P22"><text:span text:style-name="T2">Workato Connector &amp; EMCP Coverage</text:span></text:p>
        </text:list-item>
      </text:list>
      <text:p text:style-name="P26"><text:bookmark text:name="_lylucdcct2em"/><text:span text:style-name="T3"><office:annotation office:name="__Annotation__65_1621838966"><dc:creator>Brent Haley</dc:creator><dc:date>2026-02-10T01:36:08</dc:date><text:p><text:span text:style-name="T4">Chapter 7: Competitive Landscape ⭐ WSS-ALIGNED</text:span></text:p><text:p><text:span text:style-name="T4">New Structure: Frame competition through WSS Value Drivers &amp; Differentiators</text:span></text:p><text:p><text:span text:style-name="T4">7A: Competitive Positioning by Value Driver</text:span></text:p><text:p><text:span text:style-name="T4">When Competing on Enterprise Agility:</text:span></text:p><text:p><text:span text:style-name="T4">vs. MuleSoft:</text:span></text:p><text:p/><text:p><text:span text:style-name="T4">Their Position: Developer-first, API-led connectivity</text:span></text:p><text:p><text:span text:style-name="T4">Workato Counter: Business-led automation with AI, 10x faster deployment</text:span></text:p><text:p><text:span text:style-name="T4">Trap-Setting Question: "How long does it take your business teams to get new integrations from IT after they submit a request?"</text:span></text:p><text:p><text:span text:style-name="T4">Differentiators: SPEED (Fast Build &amp; Delivery) + POWER (Enterprise MCP)</text:span></text:p><text:p><text:span text:style-name="T4">Proof: "Atlassian accelerated ERP transformation by 40% vs. legacy iPaaS"</text:span></text:p><text:p/><text:p><text:span text:style-name="T4">vs. Boomi:</text:span></text:p><text:p/><text:p><text:span text:style-name="T4">Their Position: Established iPaaS, large customer base</text:span></text:p><text:p><text:span text:style-name="T4">Workato Counter: Cloud-native AI orchestration, not bolt-on AI</text:span></text:p><text:p><text:span text:style-name="T4">Trap-Setting Question: "What happens when you need to scale during peak transaction periods?"</text:span></text:p><text:p><text:span text:style-name="T4">Differentiators: SPEED (Cloud Native Autoscaling) + POWER (Agentic AI)</text:span></text:p><text:p/><text:p/><text:p><text:span text:style-name="T4">When Competing on Efficiency &amp; OrCA:</text:span></text:p><text:p><text:span text:style-name="T4">vs. MuleSoft:</text:span></text:p><text:p/><text:p><text:span text:style-name="T4">Their Position: Enterprise-grade, mission-critical</text:span></text:p><text:p><text:span text:style-name="T4">Workato Counter: 40% lower TCO, consumption-based pricing</text:span></text:p><text:p><text:span text:style-name="T4">Trap-Setting Question: "What's your current cost per integration, including infrastructure, licenses, and maintenance?"</text:span></text:p><text:p><text:span text:style-name="T4">Differentiators: SCALE (OrCA) + SPEED (Fast Build = lower services costs)</text:span></text:p><text:p><text:span text:style-name="T4">Proof: "$150K vs. $250K annually for 100 integrations"</text:span></text:p><text:p/><text:p><text:span text:style-name="T4">vs. Build In-House:</text:span></text:p><text:p/><text:p><text:span text:style-name="T4">Their Position: "We have developers, we can build it"</text:span></text:p><text:p><text:span text:style-name="T4">Workato Counter: Hidden costs of maintenance, opportunity cost</text:span></text:p><text:p><text:span text:style-name="T4">Trap-Setting Question: "How many developers are dedicated to integration maintenance vs. building new capabilities?"</text:span></text:p><text:p><text:span text:style-name="T4">Differentiators: SCALE (Federated Model) + SPEED (Extensive Connectivity)</text:span></text:p><text:p/><text:p/><text:p><text:span text:style-name="T4">When Competing on Risk Reduction:</text:span></text:p><text:p><text:span text:style-name="T4">vs. MuleSoft / Boomi:</text:span></text:p><text:p/><text:p><text:span text:style-name="T4">Their Position: Enterprise security certifications</text:span></text:p><text:p><text:span text:style-name="T4">Workato Counter: Zero downtime upgrades, no regression testing required</text:span></text:p><text:p><text:span text:style-name="T4">Trap-Setting Question: "How do planned upgrades impact your business planning and testing cycles?"</text:span></text:p><text:p><text:span text:style-name="T4">Differentiators: POWER (Zero Downtime Upgrades, Enterprise Security) + SCALE (Governance)</text:span></text:p><text:p><text:span text:style-name="T4">Proof: "Village</text:span></text:p></office:annotation></text:span><text:span text:style-name="T3">Chapter 7: Competitive Landscape</text:span><office:annotation-end office:name="__Annotation__65_1621838966"/></text:p>
      <text:list xml:id="list149642729" text:style-name="WWNum8">
        <text:list-item>
          <text:p text:style-name="P8"><text:span text:style-name="T2">Direct Competitors (iPaaS, Automation)</text:span></text:p>
        </text:list-item>
        <text:list-item>
          <text:p text:style-name="P15"><text:span text:style-name="T2">Adjacent Competitors (RPA, Point Solutions)</text:span></text:p>
        </text:list-item>
        <text:list-item>
          <text:p text:style-name="P15"><text:span text:style-name="T2">Competitor Positioning by Segment</text:span></text:p>
        </text:list-item>
        <text:list-item>
          <text:p text:style-name="P15"><text:span text:style-name="T2">Workato Competitive Advantages </text:span></text:p>
        </text:list-item>
        <text:list-item>
          <text:p text:style-name="P23"><text:span text:style-name="T2">Competitive Weaknesses &amp; Mitigation</text:span></text:p>
        </text:list-item>
      </text:list>
      <text:p text:style-name="P26"><text:bookmark text:name="_qr1xtm85illm"/><text:span text:style-name="T3"><office:annotation office:name="__Annotation__78_1621838966"><dc:creator>Brent Haley</dc:creator><dc:date>2026-02-10T01:36:09</dc:date><text:p><text:span text:style-name="T4">Enterprise Agility Proof Points:</text:span></text:p><text:p/><text:p><text:span text:style-name="T4">Atlassian: 40% faster ERP transformation vs. legacy iPaaS</text:span></text:p><text:p><text:span text:style-name="T4">Gonzaga University: Significantly more automation builders, reduced integration delivery time</text:span></text:p><text:p><text:span text:style-name="T4">Unity: Eliminated hundreds of applications, faster response to business change</text:span></text:p><text:p/><text:p><text:span text:style-name="T4">Efficiency &amp; OrCA Proof Points:</text:span></text:p><text:p/><text:p><text:span text:style-name="T4">Samsara: Doubled IT service delivery in weeks, supporting massive data volumes</text:span></text:p><text:p><text:span text:style-name="T4">Persefoni: Deployed AI-enabled support in days, scaled productivity without hiring</text:span></text:p><text:p/><text:p><text:span text:style-name="T4">Risk Reduction Proof Points:</text:span></text:p><text:p/><text:p><text:span text:style-name="T4">Village Roadshow: Zero downtime during major releases (Barbenheimer weekend)</text:span></text:p><text:p><text:span text:style-name="T4">Wirewheel: Complete audit trail and compliance automation</text:span></text:p><text:p/><text:p><text:span text:style-name="T4">Revenue Growth Proof Points:</text:span></text:p><text:p/><text:p><text:span text:style-name="T4">Lucid Motors: 200+ capabilities delivered in 18 months, premium customer experience</text:span></text:p><text:p><text:span text:style-name="T4">Lever: Integration development in less than half the time</text:span></text:p></office:annotation></text:span><text:span text:style-name="T3">Chapter 8: Customer Proof &amp; References</text:span><office:annotation-end office:name="__Annotation__78_1621838966"/></text:p>
      <text:list xml:id="list1113290379" text:style-name="WWNum6">
        <text:list-item>
          <text:p text:style-name="P9"><text:span text:style-name="T2">Approved Customer Logos</text:span></text:p>
        </text:list-item>
        <text:list-item>
          <text:p text:style-name="P16"><text:span text:style-name="T2">Case Studies &amp; Success Stories</text:span></text:p>
        </text:list-item>
        <text:list-item>
          <text:p text:style-name="P16"><text:span text:style-name="T2">Customer Quotes</text:span></text:p>
        </text:list-item>
        <text:list-item>
          <text:p text:style-name="P24"><text:span text:style-name="T2">Reference Customers by Segment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oppins" fo:font-family="Poppins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oppins" fo:font-family="Poppins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oppins" fo:font-family="Poppins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Poppins" fo:font-family="Poppins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oppins" fo:font-family="Poppins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Poppins" fo:font-family="Poppins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259" meta:character-count="1727" meta:non-whitespace-character-count="1541"/>
    <meta:generator>LibreOfficeDev/6.0.5.2$Linux_X86_64 LibreOffice_project/</meta:generator>
  </office:meta>
</office:document-meta>
</file>